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389cm" fo:min-width="9.049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75cm" fo:min-width="2.9cm"/>
    </style:style>
    <style:style style:name="gr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 style:family="graphic" style:parent-style-name="standard">
      <style:graphic-properties draw:stroke="none" dr3d:vertical-segments="16" dr3d:close-front="true" dr3d:close-back="true"/>
    </style:style>
    <style:style style:name="gr6" style:family="graphic" style:parent-style-name="standard">
      <style:graphic-properties draw:stroke="none" svg:stroke-color="#000000" draw:fill="none" draw:fill-color="#ffffff" draw:textarea-horizontal-align="left" draw:auto-grow-height="true" draw:auto-grow-width="false" fo:min-height="2.913cm" fo:min-width="0cm"/>
    </style:style>
    <style:style style:name="gr7" style:family="graphic" style:parent-style-name="standard">
      <style:graphic-properties draw:textarea-horizontal-align="justify" draw:textarea-vertical-align="middle" draw:auto-grow-height="false" fo:min-height="1.75cm" fo:min-width="2.9cm"/>
    </style:style>
    <style:style style:name="gr8" style:family="graphic" style:parent-style-name="standard">
      <style:graphic-properties draw:textarea-horizontal-align="justify" draw:textarea-vertical-align="middle" draw:auto-grow-height="false" fo:min-height="1.054cm" fo:min-width="1.348cm"/>
    </style:style>
    <style:style style:name="gr9" style:family="graphic" style:parent-style-name="standard">
      <style:graphic-properties draw:stroke="none" svg:stroke-color="#000000" draw:fill="none" draw:fill-color="#ffffff" draw:textarea-horizontal-align="left" draw:auto-grow-height="true" draw:auto-grow-width="true" fo:min-height="0.598cm" fo:min-width="1.971cm"/>
    </style:style>
    <style:style style:name="gr10" style:family="graphic" style:parent-style-name="standard">
      <style:graphic-properties draw:stroke="none" svg:stroke-color="#000000" draw:fill="none" draw:fill-color="#ffffff" draw:textarea-horizontal-align="left" draw:auto-grow-height="true" draw:auto-grow-width="true" fo:min-height="0.598cm" fo:min-width="1.128cm"/>
    </style:style>
    <style:style style:name="gr11" style:family="graphic" style:parent-style-name="standard">
      <style:graphic-properties draw:stroke="none" svg:stroke-color="#000000" draw:fill="none" draw:fill-color="#ffffff" draw:textarea-horizontal-align="left" draw:auto-grow-height="true" draw:auto-grow-width="true" fo:min-height="1.792cm" fo:min-width="1.869cm"/>
    </style:style>
    <style:style style:name="gr12" style:family="graphic" style:parent-style-name="standard">
      <style:graphic-properties draw:stroke="none" svg:stroke-color="#000000" draw:fill="none" draw:fill-color="#ffffff" draw:textarea-horizontal-align="left" draw:auto-grow-height="true" draw:auto-grow-width="true" fo:min-height="1.195cm" fo:min-width="1.937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399cm" fo:min-width="4.561cm"/>
    </style:style>
    <style:style style:name="gr15" style:family="graphic" style:parent-style-name="standard">
      <style:graphic-properties draw:stroke="none" svg:stroke-color="#000000" draw:fill="none" draw:fill-color="#ffffff" draw:textarea-horizontal-align="left" draw:auto-grow-height="true" draw:auto-grow-width="true" fo:min-height="0.399cm" fo:min-width="1.661cm"/>
    </style:style>
    <style:style style:name="gr16" style:family="graphic" style:parent-style-name="standard">
      <style:graphic-properties draw:stroke="none" svg:stroke-color="#000000" draw:fill="none" draw:fill-color="#ffffff" draw:textarea-horizontal-align="left" draw:auto-grow-height="true" draw:auto-grow-width="true" fo:min-height="0.399cm" fo:min-width="2.478cm"/>
    </style:style>
    <style:style style:name="gr17" style:family="graphic" style:parent-style-name="standard">
      <style:graphic-properties draw:stroke="none" svg:stroke-color="#000000" draw:fill="none" draw:fill-color="#ffffff" draw:textarea-horizontal-align="left" draw:auto-grow-height="true" draw:auto-grow-width="true" fo:min-height="0.399cm" fo:min-width="4.029cm"/>
    </style:style>
    <style:style style:name="gr18" style:family="graphic" style:parent-style-name="standard">
      <style:graphic-properties draw:stroke="none" svg:stroke-color="#000000" draw:fill="none" draw:fill-color="#ffffff" draw:textarea-horizontal-align="left" draw:auto-grow-height="true" draw:auto-grow-width="true" fo:min-height="0.399cm" fo:min-width="3.067cm"/>
    </style:style>
    <style:style style:name="gr19" style:family="graphic" style:parent-style-name="standard">
      <style:graphic-properties draw:stroke="none" svg:stroke-color="#000000" draw:fill="none" draw:fill-color="#ffffff" draw:textarea-horizontal-align="left" draw:auto-grow-height="true" draw:auto-grow-width="true" fo:min-height="0.399cm" fo:min-width="2.339cm"/>
    </style:style>
    <style:style style:name="gr20" style:family="graphic" style:parent-style-name="standard">
      <style:graphic-properties draw:stroke="none" svg:stroke-color="#000000" draw:fill="none" draw:fill-color="#ffffff" draw:textarea-horizontal-align="left" draw:auto-grow-height="true" draw:auto-grow-width="false" fo:min-height="0.79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399cm" fo:min-width="2.762cm"/>
    </style:style>
    <style:style style:name="gr22" style:family="graphic" style:parent-style-name="standard">
      <style:graphic-properties draw:stroke="none" svg:stroke-color="#000000" draw:fill="none" draw:fill-color="#ffffff" draw:textarea-horizontal-align="left" draw:auto-grow-height="true" draw:auto-grow-width="true" fo:min-height="0.399cm" fo:min-width="3.634cm"/>
    </style:style>
    <style:style style:name="gr23" style:family="graphic" style:parent-style-name="standard">
      <style:graphic-properties draw:stroke="none" svg:stroke-color="#000000" draw:fill="none" draw:fill-color="#ffffff" draw:textarea-horizontal-align="left" draw:auto-grow-height="true" draw:auto-grow-width="true" fo:min-height="0.399cm" fo:min-width="2.348cm"/>
    </style:style>
    <style:style style:name="gr24" style:family="graphic" style:parent-style-name="standard">
      <style:graphic-properties draw:stroke="none" svg:stroke-color="#000000" draw:fill="none" draw:fill-color="#ffffff" draw:textarea-horizontal-align="left" draw:auto-grow-height="true" draw:auto-grow-width="true" fo:min-height="0.399cm" fo:min-width="5.234cm"/>
    </style:style>
    <style:style style:name="gr25" style:family="graphic" style:parent-style-name="standard">
      <style:graphic-properties draw:stroke="none" svg:stroke-color="#000000" draw:fill="none" draw:fill-color="#ffffff" draw:textarea-horizontal-align="left" draw:auto-grow-height="true" draw:auto-grow-width="true" fo:min-height="0.399cm" fo:min-width="6.23cm"/>
    </style:style>
    <style:style style:name="gr26" style:family="graphic" style:parent-style-name="standard">
      <style:graphic-properties draw:stroke="none" svg:stroke-color="#000000" draw:fill="none" draw:fill-color="#ffffff" draw:textarea-horizontal-align="left" draw:auto-grow-height="true" draw:auto-grow-width="true" fo:min-height="0.399cm" fo:min-width="3.558cm"/>
    </style:style>
    <style:style style:name="gr27" style:family="graphic" style:parent-style-name="standard">
      <style:graphic-properties draw:stroke="none" svg:stroke-color="#000000" draw:fill="none" draw:fill-color="#ffffff" draw:textarea-horizontal-align="left" draw:auto-grow-height="true" draw:auto-grow-width="true" fo:min-height="0.399cm" fo:min-width="2.834cm"/>
    </style:style>
    <style:style style:name="gr28" style:family="graphic" style:parent-style-name="standard">
      <style:graphic-properties draw:stroke="none" svg:stroke-color="#000000" draw:fill="none" draw:fill-color="#ffffff" draw:textarea-horizontal-align="left" draw:auto-grow-height="true" draw:auto-grow-width="true" fo:min-height="0.399cm" fo:min-width="2.61cm"/>
    </style:style>
    <style:style style:name="gr29" style:family="graphic" style:parent-style-name="standard">
      <style:graphic-properties draw:stroke="none" svg:stroke-color="#000000" draw:fill="none" draw:fill-color="#ffffff" draw:textarea-horizontal-align="left" draw:auto-grow-height="true" draw:auto-grow-width="true" fo:min-height="0.467cm" fo:min-width="23.158cm"/>
    </style:style>
    <style:style style:name="gr30" style:family="graphic" style:parent-style-name="standard">
      <style:graphic-properties draw:textarea-horizontal-align="justify" draw:textarea-vertical-align="middle" draw:auto-grow-height="false" fo:min-height="1.35cm" fo:min-width="2.9cm"/>
    </style:style>
    <style:style style:name="gr31" style:family="graphic" style:parent-style-name="standard">
      <style:graphic-properties draw:textarea-horizontal-align="justify" draw:textarea-vertical-align="middle" draw:auto-grow-height="false" fo:min-height="1.55cm" fo:min-width="3.3cm"/>
    </style:style>
    <style:style style:name="gr32" style:family="graphic" style:parent-style-name="standard">
      <style:graphic-properties draw:stroke="none" svg:stroke-color="#000000" draw:fill="none" draw:fill-color="#ffffff" draw:textarea-horizontal-align="left" draw:auto-grow-height="true" draw:auto-grow-width="true" fo:min-height="0.399cm" fo:min-width="1.187cm"/>
    </style:style>
    <style:style style:name="gr33" style:family="graphic" style:parent-style-name="objectwithoutfill">
      <style:graphic-properties draw:fill="none" draw:textarea-vertical-align="middle"/>
    </style:style>
    <style:style style:name="gr34" style:family="graphic" style:parent-style-name="standard">
      <style:graphic-properties draw:textarea-horizontal-align="justify" draw:textarea-vertical-align="middle" draw:auto-grow-height="false" fo:min-height="4.35cm" fo:min-width="4.3cm"/>
    </style:style>
    <style:style style:name="gr35" style:family="graphic" style:parent-style-name="standard">
      <style:graphic-properties draw:stroke="none" svg:stroke-color="#000000" draw:fill="none" draw:fill-color="#ffffff" draw:textarea-horizontal-align="left" draw:auto-grow-height="true" draw:auto-grow-width="true" fo:min-height="0.598cm" fo:min-width="1.272cm"/>
    </style:style>
    <style:style style:name="gr36" style:family="graphic" style:parent-style-name="standard">
      <style:graphic-properties draw:stroke="none" svg:stroke-color="#000000" draw:fill="none" draw:fill-color="#ffffff" draw:textarea-horizontal-align="left" draw:auto-grow-height="true" draw:auto-grow-width="true" fo:min-height="0.598cm" fo:min-width="1.729cm"/>
    </style:style>
    <style:style style:name="gr37" style:family="graphic" style:parent-style-name="standard">
      <style:graphic-properties draw:stroke="none" svg:stroke-color="#000000" draw:fill="none" draw:fill-color="#ffffff" draw:textarea-horizontal-align="left" draw:auto-grow-height="true" draw:auto-grow-width="true" fo:min-height="0.598cm" fo:min-width="4.773cm"/>
    </style:style>
    <style:style style:name="gr38" style:family="graphic" style:parent-style-name="standard">
      <style:graphic-properties draw:stroke="none" svg:stroke-color="#000000" draw:fill="none" draw:fill-color="#ffffff" draw:textarea-horizontal-align="left" draw:auto-grow-height="true" draw:auto-grow-width="true" fo:min-height="0.598cm" fo:min-width="6.25cm"/>
    </style:style>
    <style:style style:name="gr39" style:family="graphic" style:parent-style-name="standard">
      <style:graphic-properties draw:textarea-horizontal-align="justify" draw:textarea-vertical-align="middle" draw:auto-grow-height="false" fo:min-height="2.15cm" fo:min-width="3.1cm"/>
    </style:style>
    <style:style style:name="gr40" style:family="graphic" style:parent-style-name="standard">
      <style:graphic-properties draw:textarea-horizontal-align="justify" draw:textarea-vertical-align="middle" draw:auto-grow-height="false" fo:min-height="2.15cm" fo:min-width="3.1cm"/>
    </style:style>
    <style:style style:name="gr41" style:family="graphic" style:parent-style-name="standard">
      <style:graphic-properties draw:stroke="none" svg:stroke-color="#000000" draw:fill="none" draw:fill-color="#ffffff" draw:textarea-horizontal-align="left" draw:auto-grow-height="true" draw:auto-grow-width="true" fo:min-height="0.797cm" fo:min-width="2.809cm"/>
    </style:style>
    <style:style style:name="gr42" style:family="graphic" style:parent-style-name="standard">
      <style:graphic-properties draw:stroke="none" svg:stroke-color="#000000" draw:fill="none" draw:fill-color="#ffffff" draw:textarea-horizontal-align="left" draw:auto-grow-height="true" draw:auto-grow-width="true" fo:min-height="0.399cm" fo:min-width="4.544cm"/>
    </style:style>
    <style:style style:name="gr43" style:family="graphic" style:parent-style-name="standard">
      <style:graphic-properties draw:stroke="none" svg:stroke-color="#000000" draw:fill="none" draw:fill-color="#ffffff" draw:textarea-horizontal-align="left" draw:auto-grow-height="true" draw:auto-grow-width="true" fo:min-height="0.399cm" fo:min-width="2.809cm"/>
    </style:style>
    <style:style style:name="gr44" style:family="graphic" style:parent-style-name="standard">
      <style:graphic-properties draw:stroke="none" svg:stroke-color="#000000" draw:fill="none" draw:fill-color="#ffffff" draw:textarea-horizontal-align="left" draw:auto-grow-height="true" draw:auto-grow-width="true" fo:min-height="0.399cm" fo:min-width="3.93cm"/>
    </style:style>
    <style:style style:name="gr45" style:family="graphic" style:parent-style-name="standard">
      <style:graphic-properties draw:stroke="none" svg:stroke-color="#000000" draw:fill="none" draw:fill-color="#ffffff" draw:textarea-horizontal-align="left" draw:auto-grow-height="true" draw:auto-grow-width="true" fo:min-height="0.399cm" fo:min-width="5.328cm"/>
    </style:style>
    <style:style style:name="gr46" style:family="graphic" style:parent-style-name="standard">
      <style:graphic-properties draw:stroke="none" svg:stroke-color="#000000" draw:fill="none" draw:fill-color="#ffffff" draw:textarea-horizontal-align="left" draw:auto-grow-height="true" draw:auto-grow-width="true" fo:min-height="0.399cm" fo:min-width="3.994cm"/>
    </style:style>
    <style:style style:name="gr47" style:family="graphic" style:parent-style-name="standard">
      <style:graphic-properties draw:stroke="none" svg:stroke-color="#000000" draw:fill="none" draw:fill-color="#ffffff" draw:textarea-horizontal-align="left" draw:auto-grow-height="true" draw:auto-grow-width="true" fo:min-height="0.399cm" fo:min-width="2.373cm"/>
    </style:style>
    <style:style style:name="gr48" style:family="graphic" style:parent-style-name="standard">
      <style:graphic-properties draw:stroke="none" svg:stroke-color="#000000" draw:fill="none" draw:fill-color="#ffffff" draw:textarea-horizontal-align="left" draw:auto-grow-height="true" draw:auto-grow-width="true" fo:min-height="0.598cm" fo:min-width="23.594cm"/>
    </style:style>
    <style:style style:name="gr49"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pr1" style:family="presentation" style:parent-style-name="Padrão-subtitle">
      <style:graphic-properties draw:fill-color="#ffffff" fo:min-height="9.134cm"/>
    </style:style>
    <style:style style:name="pr2" style:family="presentation" style:parent-style-name="Padrão-notes">
      <style:graphic-properties draw:fill-color="#ffffff" fo:min-height="13.364cm"/>
    </style:style>
    <style:style style:name="pr3" style:family="presentation" style:parent-style-name="Padrão-outline1">
      <style:graphic-properties fo:min-height="8.884cm"/>
    </style:style>
    <style:style style:name="pr4" style:family="presentation" style:parent-style-name="Padrão-title">
      <style:graphic-properties fo:min-height="2.629cm"/>
    </style:style>
    <style:style style:name="P1" style:family="paragraph">
      <loext:graphic-properties draw:fill-color="#ffffff"/>
      <style:text-properties fo:font-size="40pt" style:font-size-asian="40pt" style:font-size-complex="40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style:text-properties fo:font-size="22pt" style:font-size-asian="22pt" style:font-size-complex="22pt"/>
    </style:style>
    <style:style style:name="P6" style:family="paragraph">
      <style:text-properties fo:font-size="28pt" style:font-size-asian="28pt" style:font-size-complex="28pt"/>
    </style:style>
    <style:style style:name="P7" style:family="paragraph">
      <loext:graphic-properties draw:fill-color="#ffffff"/>
      <style:text-properties fo:font-size="20pt"/>
    </style:style>
    <style:style style:name="P8" style:family="paragraph">
      <loext:graphic-properties draw:fill="none" draw:fill-color="#ffffff"/>
      <style:text-properties fo:font-size="36pt" style:font-size-asian="36pt" style:font-size-complex="36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4pt" style:font-size-asian="14pt" style:font-size-complex="14pt"/>
    </style:style>
    <style:style style:name="P13" style:family="paragraph">
      <style:text-properties fo:font-size="36pt" style:font-size-asian="36pt" style:font-size-complex="36pt"/>
    </style:style>
    <style:style style:name="T1" style:family="text">
      <style:text-properties fo:font-size="40pt" style:font-size-asian="40pt" style:font-size-complex="4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style:font-size-asian="22pt" style:font-size-complex="22pt"/>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Regular"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8" style:family="text">
      <style:text-properties fo:font-size="36pt" style:font-size-asian="36pt" style:font-size-complex="36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0.5pt" style:font-size-asian="10.5pt" style:font-size-complex="10.5pt"/>
    </style:style>
    <style:style style:name="T12" style:family="text">
      <style:text-properties fo:font-size="11pt" style:font-size-asian="11pt" style:font-size-complex="11pt"/>
    </style:style>
    <style:style style:name="T13" style:family="text">
      <style:text-properties fo:font-size="14pt" style:font-size-asian="14pt" style:font-size-complex="14pt"/>
    </style:style>
    <style:style style:name="T14" style:family="text">
      <style:text-properties fo:font-weight="bold" style:font-weight-asian="bold" style:font-weight-complex="bold"/>
    </style:style>
    <style:style style:name="T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 style:family="text">
      <style:text-properties style:font-name="Liberation Sans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1" draw:layer="layout" svg:width="25.199cm" svg:height="9.134cm" svg:x="1.4cm" svg:y="0.385cm" presentation:class="subtitle" presentation:user-transformed="true">
          <draw:text-box>
            <text:p><text:span text:style-name="T1">Arquitetura para os serviços de</text:span></text:p>
            <text:p><text:span text:style-name="T1"><text:s/></text:span><text:span text:style-name="T1">thumbnail e </text:span></text:p>
            <text:p><text:span text:style-name="T1">indexação &amp; pesquisa de PDFs</text:span></text:p>
          </draw:text-box>
        </draw:frame>
        <draw:frame draw:style-name="gr1" draw:text-style-name="P3" draw:layer="layout" svg:width="9.549cm" svg:height="2.639cm" svg:x="16.6cm" svg:y="11.991cm">
          <draw:text-box>
            <text:p text:style-name="P2">Heitor Barbieri</text:p>
            <text:p text:style-name="P2">MTI – BIREME/OPAS/OMS</text:p>
            <text:p text:style-name="P2"/>
            <text:p text:style-name="P2">São Paulo, 12 de junho de 2018</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3" draw:text-style-name="P5" draw:layer="layout" svg:width="25.199cm" svg:height="12.6cm" svg:x="1.4cm" svg:y="2cm" presentation:class="outline" presentation:user-transformed="true">
          <draw:text-box>
            <text:list text:style-name="L2">
              <text:list-header>
                <text:p><text:span text:style-name="T2">Lembretes:</text:span></text:p>
                <text:p><text:span text:style-name="T3"/></text:p>
              </text:list-header>
              <text:list-item>
                <text:p><text:span text:style-name="T4">PUT – cria recurso novo ou substitui antigo</text:span></text:p>
              </text:list-item>
              <text:list-item>
                <text:p><text:span text:style-name="T4">POST – cria recurso novo ou dá erro</text:span></text:p>
              </text:list-item>
              <text:list-item>
                <text:p><text:span text:style-name="T4">GET – busca recurso</text:span></text:p>
                <text:p><text:span text:style-name="T4"/></text:p>
              </text:list-item>
              <text:list-item>
                <text:p><text:span text:style-name="T4">200 – OK</text:span></text:p>
              </text:list-item>
              <text:list-item>
                <text:p><text:span text:style-name="T4">201 – Created</text:span></text:p>
              </text:list-item>
              <text:list-item>
                <text:p><text:span text:style-name="T4">404 – Not Found</text:span></text:p>
              </text:list-item>
              <text:list-item>
                <text:p><text:span text:style-name="T4">500 – Internal Server Error</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layer="layout" svg:width="25.199cm" svg:height="2.629cm" svg:x="1.4cm" svg:y="0.628cm" presentation:class="title">
          <draw:text-box>
            <text:p><text:span text:style-name="T5">PDF Doc Server (</text:span>Indexing)</text:p>
          </draw:text-box>
        </draw:frame>
        <draw:frame presentation:style-name="pr3" draw:text-style-name="P6" draw:layer="layout" svg:width="25.199cm" svg:height="9.134cm" svg:x="1.401cm" svg:y="4.466cm" presentation:class="outline" presentation:user-transformed="true">
          <draw:text-box>
            <text:list text:style-name="L2">
              <text:list-header>
                <text:p><text:span text:style-name="T6">Premissas:</text:span></text:p>
              </text:list-header>
              <text:list-item>
                <text:p><text:span text:style-name="T6">ID – único</text:span></text:p>
              </text:list-item>
              <text:list-item>
                <text:p><text:span text:style-name="T6">URL – válida e apontando para documento PDF</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custom-shape draw:style-name="gr3" draw:text-style-name="P2" draw:layer="layout" svg:width="3.4cm" svg:height="2cm" svg:x="2.8cm" svg:y="7.9cm">
          <text:p text:style-name="P2">FI-ADMIN</text:p>
          <draw:enhanced-geometry svg:viewBox="0 0 21600 21600" draw:type="rectangle" draw:enhanced-path="M 0 0 L 21600 0 21600 21600 0 21600 0 0 Z N"/>
        </draw:custom-shape>
        <dr3d:scene draw:style-name="gr4" svg:width="2.4cm" svg:height="2.4cm" svg:x="22.6cm" svg:y="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custom-shape draw:style-name="gr3" draw:text-style-name="P2" xml:id="id3" draw:id="id3" draw:layer="layout" svg:width="3.4cm" svg:height="2cm" svg:x="12.8cm" svg:y="7.5cm">
          <text:p text:style-name="P2">PDF</text:p>
          <text:p text:style-name="P2">Search</text:p>
          <text:p text:style-name="P2">Server</text:p>
          <draw:enhanced-geometry svg:viewBox="0 0 21600 21600" draw:type="rectangle" draw:enhanced-path="M 0 0 L 21600 0 21600 21600 0 21600 0 0 Z N"/>
        </draw:custom-shape>
        <dr3d:scene draw:style-name="gr4" svg:width="2.4cm" svg:height="2.4cm" svg:x="13.2cm" svg:y="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frame draw:style-name="gr6" draw:text-style-name="P8" draw:layer="layout" svg:width="20.7cm" svg:height="3.163cm" svg:x="4.4cm" svg:y="0.7cm">
          <draw:text-box>
            <text:p><text:span text:style-name="T5">PDF Search Server </text:span><text:span text:style-name="T7">(</text:span><text:span text:style-name="T8">Indexing)</text:span></text:p>
          </draw:text-box>
        </draw:frame>
        <draw:custom-shape draw:style-name="gr7" draw:text-style-name="P2" draw:layer="layout" svg:width="3.4cm" svg:height="2cm" svg:x="12.8cm" svg:y="11.3cm">
          <text:p/>
          <draw:enhanced-geometry svg:viewBox="0 0 21600 21600" draw:type="rectangle" draw:enhanced-path="M 0 0 L 21600 0 21600 21600 0 21600 0 0 Z N"/>
        </draw:custom-shape>
        <dr3d:scene draw:style-name="gr4" svg:width="2.4cm" svg:height="2.4cm" svg:x="5cm" svg:y="11.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custom-shape draw:style-name="gr8" draw:text-style-name="P2" draw:layer="layout" svg:width="3.4cm" svg:height="2.4cm" svg:x="22.4cm" svg:y="11.1cm">
          <text:p text:style-name="P2">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9" draw:text-style-name="P9" draw:layer="layout" svg:width="2.471cm" svg:height="0.848cm" svg:x="13.2cm" svg:y="4.5cm">
          <draw:text-box>
            <text:p>Logger</text:p>
          </draw:text-box>
        </draw:frame>
        <draw:frame draw:style-name="gr10" draw:text-style-name="P9" draw:layer="layout" svg:width="1.628cm" svg:height="0.848cm" svg:x="23cm" svg:y="8.1cm">
          <draw:text-box>
            <text:p>Solr</text:p>
          </draw:text-box>
        </draw:frame>
        <draw:frame draw:style-name="gr11" draw:text-style-name="P9" draw:layer="layout" svg:width="2.369cm" svg:height="2.042cm" svg:x="13.5cm" svg:y="11.4cm">
          <draw:text-box>
            <text:p>PDF</text:p>
            <text:p>Doc</text:p>
            <text:p>Server</text:p>
          </draw:text-box>
        </draw:frame>
        <draw:frame draw:style-name="gr12" draw:text-style-name="P9" draw:layer="layout" svg:width="2.437cm" svg:height="1.445cm" svg:x="5cm" svg:y="11.9cm">
          <draw:text-box>
            <text:p><text:s text:c="2"/>DB</text:p>
          </draw:text-box>
        </draw:frame>
        <draw:line draw:style-name="gr13" draw:text-style-name="P10" draw:layer="layout" svg:x1="6.2cm" svg:y1="8.6cm" svg:x2="12.8cm" svg:y2="8.6cm">
          <text:p/>
        </draw:line>
        <draw:line draw:style-name="gr13" draw:text-style-name="P10" draw:layer="layout" svg:x1="16.2cm" svg:y1="7.9cm" svg:x2="22.8cm" svg:y2="7.9cm">
          <text:p/>
        </draw:line>
        <draw:line draw:style-name="gr13" draw:text-style-name="P10" draw:layer="layout" svg:x1="14.9cm" svg:y1="6.1cm" svg:x2="14.9cm" svg:y2="7.5cm">
          <text:p/>
        </draw:line>
        <draw:line draw:style-name="gr13" draw:text-style-name="P10" draw:layer="layout" svg:x1="13.8cm" svg:y1="7.5cm" svg:x2="13.8cm" svg:y2="6.1cm">
          <text:p/>
        </draw:line>
        <draw:line draw:style-name="gr13" draw:text-style-name="P10" draw:layer="layout" svg:x1="12.8cm" svg:y1="9.3cm" svg:x2="6.2cm" svg:y2="9.2cm">
          <text:p/>
        </draw:line>
        <draw:line draw:style-name="gr13" draw:text-style-name="P10" draw:layer="layout" svg:x1="22.8cm" svg:y1="9.1cm" svg:x2="16.2cm" svg:y2="9.1cm">
          <text:p/>
        </draw:line>
        <draw:line draw:style-name="gr13" draw:text-style-name="P10" draw:layer="layout" svg:x1="14cm" svg:y1="9.5cm" svg:x2="14cm" svg:y2="11.3cm">
          <text:p/>
        </draw:line>
        <draw:line draw:style-name="gr13" draw:text-style-name="P10" draw:layer="layout" svg:x1="15.2cm" svg:y1="11.3cm" svg:x2="15.2cm" svg:y2="9.5cm">
          <text:p/>
        </draw:line>
        <draw:line draw:style-name="gr13" draw:text-style-name="P10" draw:layer="layout" svg:x1="12.8cm" svg:y1="11.5cm" svg:x2="7.2cm" svg:y2="11.5cm">
          <text:p/>
        </draw:line>
        <draw:line draw:style-name="gr13" draw:text-style-name="P10" draw:layer="layout" svg:x1="7.2cm" svg:y1="12.1cm" svg:x2="12.8cm" svg:y2="12.1cm">
          <text:p/>
        </draw:line>
        <draw:line draw:style-name="gr13" draw:text-style-name="P10" draw:layer="layout" svg:x1="16.2cm" svg:y1="11.9cm" svg:x2="23cm" svg:y2="11.9cm">
          <text:p/>
        </draw:line>
        <draw:line draw:style-name="gr13" draw:text-style-name="P10" draw:layer="layout" svg:x1="22.8cm" svg:y1="12.9cm" svg:x2="16.2cm" svg:y2="12.9cm">
          <text:p/>
        </draw:line>
        <draw:frame draw:style-name="gr14" draw:text-style-name="P11" draw:layer="layout" svg:width="5.874cm" svg:height="0.649cm" svg:x="6.8cm" svg:y="8cm">
          <draw:text-box>
            <text:p><text:span text:style-name="T9">1</text:span><text:span text:style-name="T10"> <text:s/></text:span><text:span text:style-name="T11">&lt;put&gt; ID, URL, &lt;metadados&gt; </text:span></text:p>
          </draw:text-box>
        </draw:frame>
        <draw:frame draw:style-name="gr15" draw:text-style-name="P11" draw:layer="layout" svg:width="2.161cm" svg:height="0.649cm" svg:x="6.8cm" svg:y="8.7cm">
          <draw:text-box>
            <text:p><text:span text:style-name="T9">2</text:span><text:span text:style-name="T10"> <text:s text:c="5"/>200</text:span></text:p>
          </draw:text-box>
        </draw:frame>
        <draw:frame draw:style-name="gr16" draw:text-style-name="P11" draw:layer="layout" svg:width="2.978cm" svg:height="0.649cm" svg:x="5.2cm" svg:y="3.2cm">
          <draw:text-box>
            <text:p><text:span text:style-name="T9">1</text:span><text:span text:style-name="T10"> <text:s/>&lt;get&gt; filtro</text:span></text:p>
          </draw:text-box>
        </draw:frame>
        <draw:frame draw:style-name="gr17" draw:text-style-name="P11" draw:layer="layout" svg:width="4.529cm" svg:height="0.649cm" svg:x="6.7cm" svg:y="4.6cm">
          <draw:text-box>
            <text:p><text:span text:style-name="T9"><text:s/></text:span><text:span text:style-name="T9">2</text:span><text:span text:style-name="T10"> </text:span><text:span text:style-name="T12">metadados <text:s/>200,404</text:span></text:p>
          </draw:text-box>
        </draw:frame>
        <draw:frame draw:style-name="gr18" draw:text-style-name="P11" draw:layer="layout" svg:width="3.567cm" svg:height="0.649cm" svg:x="10.6cm" svg:y="10.1cm">
          <draw:text-box>
            <text:p><text:span text:style-name="T9">5</text:span><text:span text:style-name="T10"> &lt;get&gt; ID, URL</text:span></text:p>
          </draw:text-box>
        </draw:frame>
        <draw:frame draw:style-name="gr19" draw:text-style-name="P11" draw:layer="layout" svg:width="2.839cm" svg:height="0.649cm" svg:x="8cm" svg:y="11cm">
          <draw:text-box>
            <text:p><text:span text:style-name="T9">6</text:span><text:span text:style-name="T10"> <text:s/>&lt;get&gt; <text:s text:c="2"/>ID</text:span></text:p>
          </draw:text-box>
        </draw:frame>
        <draw:frame draw:style-name="gr20" draw:text-style-name="P11" draw:layer="layout" svg:width="4cm" svg:height="1.047cm" svg:x="7.8cm" svg:y="11.6cm">
          <draw:text-box>
            <text:p><text:span text:style-name="T10"><text:s text:c="2"/></text:span><text:span text:style-name="T9">7</text:span><text:span text:style-name="T10"> <text:s/>PDF <text:s/>200,404</text:span></text:p>
          </draw:text-box>
        </draw:frame>
        <draw:frame draw:style-name="gr21" draw:text-style-name="P11" draw:layer="layout" svg:width="3.262cm" svg:height="0.649cm" svg:x="17.4cm" svg:y="11.3cm">
          <draw:text-box>
            <text:p><text:span text:style-name="T9">8</text:span><text:span text:style-name="T10"> <text:s/>&lt;get&gt; <text:s text:c="2"/>URL</text:span></text:p>
          </draw:text-box>
        </draw:frame>
        <draw:frame draw:style-name="gr20" draw:text-style-name="P11" draw:layer="layout" svg:width="5cm" svg:height="1.047cm" svg:x="17.4cm" svg:y="12.4cm">
          <draw:text-box>
            <text:p><text:span text:style-name="T9">9</text:span><text:span text:style-name="T10"> <text:s/>PDF <text:s/>200, 404, 500</text:span></text:p>
          </draw:text-box>
        </draw:frame>
        <draw:line draw:style-name="gr13" draw:text-style-name="P10" draw:layer="layout" svg:x1="12.8cm" svg:y1="12.7cm" svg:x2="7.2cm" svg:y2="12.7cm">
          <text:p/>
        </draw:line>
        <draw:line draw:style-name="gr13" draw:text-style-name="P10" draw:layer="layout" svg:x1="7.2cm" svg:y1="13.3cm" svg:x2="13cm" svg:y2="13.3cm">
          <text:p/>
        </draw:line>
        <draw:frame draw:style-name="gr22" draw:text-style-name="P11" draw:layer="layout" svg:width="4.134cm" svg:height="0.649cm" svg:x="7.8cm" svg:y="12.2cm">
          <draw:text-box>
            <text:p><text:span text:style-name="T9">10</text:span><text:span text:style-name="T10"> <text:s/>&lt;post&gt; ID, PDF</text:span></text:p>
          </draw:text-box>
        </draw:frame>
        <draw:frame draw:style-name="gr23" draw:text-style-name="P11" draw:layer="layout" svg:width="2.848cm" svg:height="0.649cm" svg:x="7.8cm" svg:y="12.8cm">
          <draw:text-box>
            <text:p><text:span text:style-name="T9">11</text:span><text:span text:style-name="T10"> <text:s/>201, 500</text:span></text:p>
          </draw:text-box>
        </draw:frame>
        <draw:frame draw:style-name="gr24" draw:text-style-name="P11" draw:layer="layout" svg:width="5.734cm" svg:height="0.649cm" svg:x="15.4cm" svg:y="10.1cm">
          <draw:text-box>
            <text:p><text:span text:style-name="T9">12</text:span><text:span text:style-name="T10"> <text:s/>PDF 200, 201, 404, 500</text:span></text:p>
          </draw:text-box>
        </draw:frame>
        <draw:frame draw:style-name="gr25" draw:text-style-name="P11" draw:layer="layout" svg:width="6.73cm" svg:height="0.649cm" svg:x="16.1cm" svg:y="7.3cm">
          <draw:text-box>
            <text:p><text:span text:style-name="T9">13</text:span><text:span text:style-name="T10"> </text:span><text:span text:style-name="T12">&lt;put&gt; ID, metadados, PDF</text:span></text:p>
          </draw:text-box>
        </draw:frame>
        <draw:frame draw:style-name="gr26" draw:text-style-name="P11" draw:layer="layout" svg:width="4.058cm" svg:height="0.649cm" svg:x="17cm" svg:y="8.6cm">
          <draw:text-box>
            <text:p><text:span text:style-name="T10"><text:s/></text:span><text:span text:style-name="T9">14</text:span><text:span text:style-name="T10"> <text:s text:c="2"/>201, 404, 500</text:span></text:p>
          </draw:text-box>
        </draw:frame>
        <draw:frame draw:style-name="gr27" draw:text-style-name="P11" draw:layer="layout" svg:width="3.334cm" svg:height="0.649cm" svg:x="10.5cm" svg:y="5.9cm">
          <draw:text-box>
            <text:p><text:span text:style-name="T9">15</text:span><text:span text:style-name="T10"> &lt;put&gt; result</text:span></text:p>
          </draw:text-box>
        </draw:frame>
        <draw:frame draw:style-name="gr28" draw:text-style-name="P11" draw:layer="layout" svg:width="3.11cm" svg:height="0.649cm" svg:x="15.2cm" svg:y="6.1cm">
          <draw:text-box>
            <text:p><text:span text:style-name="T10"><text:s/></text:span><text:span text:style-name="T9">16</text:span><text:span text:style-name="T10"> <text:s text:c="2"/>201, 500</text:span></text:p>
          </draw:text-box>
        </draw:frame>
        <draw:frame draw:style-name="gr29" draw:text-style-name="P12" draw:layer="layout" svg:width="23.658cm" svg:height="0.717cm" svg:x="2.9cm" svg:y="14.4cm">
          <draw:text-box>
            <text:p><text:span text:style-name="T13">http://pdfdocserver.bvsalud.org&amp;?d=1475&amp;url=http://189.28.128.100/dab/docs/publicacoes/geral/pnab.pdf</text:span></text:p>
          </draw:text-box>
        </draw:frame>
        <draw:custom-shape draw:style-name="gr30" draw:text-style-name="P2" xml:id="id2" draw:id="id2" draw:layer="layout" svg:width="3.4cm" svg:height="1.6cm" svg:x="9.3cm" svg:y="3cm">
          <text:p text:style-name="P2">Metadata</text:p>
          <text:p text:style-name="P2">Service</text:p>
          <draw:enhanced-geometry svg:viewBox="0 0 21600 21600" draw:type="rectangle" draw:enhanced-path="M 0 0 L 21600 0 21600 21600 0 21600 0 0 Z N"/>
        </draw:custom-shape>
        <draw:custom-shape draw:style-name="gr31" draw:text-style-name="P2" xml:id="id1" draw:id="id1" draw:layer="layout" svg:width="3.8cm" svg:height="1.8cm" svg:x="2.7cm" svg:y="4.2cm">
          <text:p text:style-name="P2">Batch</text:p>
          <draw:enhanced-geometry svg:viewBox="0 0 21600 21600" draw:type="rectangle" draw:enhanced-path="M 0 0 L 21600 0 21600 21600 0 21600 0 0 Z N"/>
        </draw:custom-shape>
        <draw:connector draw:style-name="gr13" draw:text-style-name="P10" draw:layer="layout" draw:line-skew="0.101cm" svg:x1="4.6cm" svg:y1="4.2cm" svg:x2="9.3cm" svg:y2="3.8cm" draw:start-shape="id1" draw:start-glue-point="0" draw:end-shape="id2" draw:end-glue-point="3" svg:d="M4600 4200v-400h3300 1400" svg:viewBox="0 0 4701 401">
          <text:p/>
        </draw:connector>
        <draw:connector draw:style-name="gr13" draw:text-style-name="P10" draw:layer="layout" svg:x1="11cm" svg:y1="4.6cm" svg:x2="6.5cm" svg:y2="5.1cm" draw:start-shape="id2" draw:start-glue-point="2" draw:end-shape="id1" draw:end-glue-point="1" svg:d="M11000 4600v501h-3100v-1h-1400" svg:viewBox="0 0 4501 502">
          <text:p/>
        </draw:connector>
        <draw:connector draw:style-name="gr13" draw:text-style-name="P10" draw:layer="layout" svg:x1="4.6cm" svg:y1="6cm" svg:x2="14.5cm" svg:y2="7.5cm" draw:start-shape="id1" draw:start-glue-point="2" draw:end-shape="id3" draw:end-glue-point="0" svg:d="M4600 6000v750h9900v750" svg:viewBox="0 0 9901 1501">
          <text:p/>
        </draw:connector>
        <draw:frame draw:style-name="gr14" draw:text-style-name="P11" draw:layer="layout" svg:width="5.061cm" svg:height="0.649cm" svg:x="5.401cm" svg:y="6.201cm">
          <draw:text-box>
            <text:p><text:span text:style-name="T9">3</text:span><text:span text:style-name="T10"> <text:s/>&lt;put&gt; ID, metadados </text:span></text:p>
          </draw:text-box>
        </draw:frame>
        <draw:line draw:style-name="gr13" draw:text-style-name="P10" draw:layer="layout" svg:x1="3.7cm" svg:y1="7.6cm" svg:x2="3.7cm" svg:y2="6cm">
          <text:p/>
        </draw:line>
        <draw:frame draw:style-name="gr32" draw:text-style-name="P11" draw:layer="layout" svg:width="1.687cm" svg:height="0.649cm" svg:x="5.4cm" svg:y="7cm">
          <draw:text-box>
            <text:p><text:span text:style-name="T9">4</text:span><text:span text:style-name="T10"> <text:s/>200</text:span></text:p>
          </draw:text-box>
        </draw:frame>
        <draw:line draw:style-name="gr33" draw:text-style-name="P10" draw:layer="layout" svg:x1="12.8cm" svg:y1="7.6cm" svg:x2="3.7cm" svg:y2="7.6cm">
          <text:p/>
        </draw:lin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layer="layout" svg:width="25.199cm" svg:height="2.629cm" svg:x="1.4cm" svg:y="0.628cm" presentation:class="title">
          <draw:text-box>
            <text:p><text:span text:style-name="T5">PDF Search Server (</text:span>Searching)</text:p>
          </draw:text-box>
        </draw:frame>
        <draw:custom-shape draw:style-name="gr34" draw:text-style-name="P2" draw:layer="layout" svg:width="4.8cm" svg:height="4.6cm" svg:x="4.6cm" svg:y="6.4cm">
          <text:p/>
          <draw:enhanced-geometry svg:viewBox="0 0 21600 21600" draw:type="rectangle" draw:enhanced-path="M 0 0 L 21600 0 21600 21600 0 21600 0 0 Z N"/>
        </draw:custom-shape>
        <dr3d:scene draw:style-name="gr4" svg:width="5cm" svg:height="5cm" svg:x="18cm" svg:y="6.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frame draw:style-name="gr35" draw:text-style-name="P9" draw:layer="layout" svg:width="1.772cm" svg:height="0.848cm" svg:x="6cm" svg:y="8.3cm">
          <draw:text-box>
            <text:p>APP</text:p>
          </draw:text-box>
        </draw:frame>
        <draw:frame draw:style-name="gr36" draw:text-style-name="P9" draw:layer="layout" svg:width="2.229cm" svg:height="0.848cm" svg:x="19.3cm" svg:y="8.3cm">
          <draw:text-box>
            <text:p>SOLR</text:p>
          </draw:text-box>
        </draw:frame>
        <draw:line draw:style-name="gr13" draw:text-style-name="P10" draw:layer="layout" svg:x1="9.4cm" svg:y1="7.4cm" svg:x2="18.4cm" svg:y2="7.4cm">
          <text:p/>
        </draw:line>
        <draw:line draw:style-name="gr13" draw:text-style-name="P10" draw:layer="layout" svg:x1="18.4cm" svg:y1="9.6cm" svg:x2="9.4cm" svg:y2="9.6cm">
          <text:p/>
        </draw:line>
        <draw:frame draw:style-name="gr37" draw:text-style-name="P9" draw:layer="layout" svg:width="5.273cm" svg:height="0.848cm" svg:x="10.4cm" svg:y="6.6cm">
          <draw:text-box>
            <text:p><text:span text:style-name="T14">1</text:span> <text:s/>&lt;get&gt; <text:s text:c="3"/>Query</text:p>
          </draw:text-box>
        </draw:frame>
        <draw:frame draw:style-name="gr38" draw:text-style-name="P9" draw:layer="layout" svg:width="6.75cm" svg:height="0.848cm" svg:x="10.4cm" svg:y="8.8cm">
          <draw:text-box>
            <text:p><text:span text:style-name="T14">2</text:span> <text:s text:c="3"/>DOCS <text:s text:c="4"/>200, 404</text:p>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4" draw:text-style-name="P13" draw:layer="layout" svg:width="25.199cm" svg:height="2.629cm" svg:x="1.4cm" svg:y="0.628cm" presentation:class="title">
          <draw:text-box>
            <text:p><text:span text:style-name="T7">Thumbnail </text:span><text:span text:style-name="T8">Server (Search)</text:span></text:p>
          </draw:text-box>
        </draw:frame>
        <draw:custom-shape draw:style-name="gr39" draw:text-style-name="P2" draw:layer="layout" svg:width="3.6cm" svg:height="2.4cm" svg:x="3.2cm" svg:y="4.2cm">
          <text:p/>
          <draw:enhanced-geometry svg:viewBox="0 0 21600 21600" draw:type="rectangle" draw:enhanced-path="M 0 0 L 21600 0 21600 21600 0 21600 0 0 Z N"/>
        </draw:custom-shape>
        <draw:custom-shape draw:style-name="gr40" draw:text-style-name="P2" draw:layer="layout" svg:width="3.6cm" svg:height="2.4cm" svg:x="12.4cm" svg:y="4.2cm">
          <text:p text:style-name="P2">Thumbnail</text:p>
          <text:p text:style-name="P2">Server</text:p>
          <draw:enhanced-geometry svg:viewBox="0 0 21600 21600" draw:type="rectangle" draw:enhanced-path="M 0 0 L 21600 0 21600 21600 0 21600 0 0 Z N"/>
        </draw:custom-shape>
        <draw:custom-shape draw:style-name="gr40" draw:text-style-name="P2" draw:layer="layout" svg:width="3.6cm" svg:height="2.4cm" svg:x="12.4cm" svg:y="9.6cm">
          <text:p text:style-name="P2">PDF Doc</text:p>
          <text:p text:style-name="P2">Server</text:p>
          <draw:enhanced-geometry svg:viewBox="0 0 21600 21600" draw:type="rectangle" draw:enhanced-path="M 0 0 L 21600 0 21600 21600 0 21600 0 0 Z N"/>
        </draw:custom-shape>
        <dr3d:scene draw:style-name="gr4" svg:width="3cm" svg:height="3cm" svg:x="21.4cm" svg:y="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3d:scene draw:style-name="gr4" svg:width="3cm" svg:height="3cm" svg:x="3.6cm" svg:y="9.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frame draw:style-name="gr35" draw:text-style-name="P9" draw:layer="layout" svg:width="1.772cm" svg:height="0.848cm" svg:x="4cm" svg:y="5cm">
          <draw:text-box>
            <text:p>APP</text:p>
          </draw:text-box>
        </draw:frame>
        <draw:frame draw:style-name="gr12" draw:text-style-name="P9" draw:layer="layout" svg:width="2.437cm" svg:height="1.445cm" svg:x="21.763cm" svg:y="4.755cm">
          <draw:text-box>
            <text:p><text:s text:c="2"/>DB</text:p>
          </draw:text-box>
        </draw:frame>
        <draw:frame draw:style-name="gr12" draw:text-style-name="P9" draw:layer="layout" svg:width="2.437cm" svg:height="1.445cm" svg:x="3.8cm" svg:y="10cm">
          <draw:text-box>
            <text:p><text:s text:c="3"/>DB</text:p>
          </draw:text-box>
        </draw:frame>
        <draw:line draw:style-name="gr13" draw:text-style-name="P10" draw:layer="layout" svg:x1="6.8cm" svg:y1="4.8cm" svg:x2="12.4cm" svg:y2="4.8cm">
          <text:p/>
        </draw:line>
        <draw:line draw:style-name="gr13" draw:text-style-name="P10" draw:layer="layout" svg:x1="12.4cm" svg:y1="6cm" svg:x2="6.8cm" svg:y2="6cm">
          <text:p/>
        </draw:line>
        <draw:line draw:style-name="gr13" draw:text-style-name="P10" draw:layer="layout" svg:x1="16cm" svg:y1="4.4cm" svg:x2="21.6cm" svg:y2="4.4cm">
          <text:p/>
        </draw:line>
        <draw:line draw:style-name="gr13" draw:text-style-name="P10" draw:layer="layout" svg:x1="21.6cm" svg:y1="5.1cm" svg:x2="16cm" svg:y2="5.1cm">
          <text:p/>
        </draw:line>
        <draw:line draw:style-name="gr13" draw:text-style-name="P10" draw:layer="layout" svg:x1="16cm" svg:y1="5.8cm" svg:x2="21.6cm" svg:y2="5.8cm">
          <text:p/>
        </draw:line>
        <draw:line draw:style-name="gr13" draw:text-style-name="P10" draw:layer="layout" svg:x1="21.6cm" svg:y1="6.5cm" svg:x2="16cm" svg:y2="6.5cm">
          <text:p/>
        </draw:line>
        <draw:line draw:style-name="gr13" draw:text-style-name="P10" draw:layer="layout" svg:x1="13.2cm" svg:y1="6.6cm" svg:x2="13.2cm" svg:y2="9.6cm">
          <text:p/>
        </draw:line>
        <draw:line draw:style-name="gr13" draw:text-style-name="P10" draw:layer="layout" svg:x1="15.2cm" svg:y1="9.6cm" svg:x2="15.2cm" svg:y2="6.6cm">
          <text:p/>
        </draw:line>
        <draw:line draw:style-name="gr13" draw:text-style-name="P10" draw:layer="layout" svg:x1="12.4cm" svg:y1="10.2cm" svg:x2="6.4cm" svg:y2="10.2cm">
          <text:p/>
        </draw:line>
        <draw:line draw:style-name="gr13" draw:text-style-name="P10" draw:layer="layout" svg:x1="6.4cm" svg:y1="10.8cm" svg:x2="12.4cm" svg:y2="10.8cm">
          <text:p/>
        </draw:line>
        <draw:frame draw:style-name="gr41" draw:text-style-name="P11" draw:layer="layout" svg:width="3.309cm" svg:height="1.047cm" svg:x="7.7cm" svg:y="4.2cm">
          <draw:text-box>
            <text:p><text:span text:style-name="T9">1</text:span><text:span text:style-name="T10"> &lt;get&gt; <text:s/>ID, url</text:span></text:p>
          </draw:text-box>
        </draw:frame>
        <draw:frame draw:style-name="gr20" draw:text-style-name="P11" draw:layer="layout" svg:width="3.9cm" svg:height="1.047cm" svg:x="15.9cm" svg:y="3.889cm">
          <draw:text-box>
            <text:p><text:span text:style-name="T10"><text:s text:c="3"/></text:span><text:span text:style-name="T9">2</text:span><text:span text:style-name="T10"> <text:s/>&lt;get&gt; <text:s/>ID</text:span></text:p>
          </draw:text-box>
        </draw:frame>
        <draw:frame draw:style-name="gr42" draw:text-style-name="P11" draw:layer="layout" svg:width="5.044cm" svg:height="0.649cm" svg:x="16.3cm" svg:y="4.6cm">
          <draw:text-box>
            <text:p><text:span text:style-name="T9">3</text:span><text:span text:style-name="T10"> t</text:span><text:span text:style-name="T12">humbnail 200, 404, 500</text:span></text:p>
          </draw:text-box>
        </draw:frame>
        <draw:frame draw:style-name="gr43" draw:text-style-name="P11" draw:layer="layout" svg:width="3.309cm" svg:height="0.649cm" svg:x="9.8cm" svg:y="7.9cm">
          <draw:text-box>
            <text:p><text:span text:style-name="T9">4</text:span><text:span text:style-name="T10"> &lt;get&gt; <text:s/>ID, url</text:span></text:p>
          </draw:text-box>
        </draw:frame>
        <draw:frame draw:style-name="gr19" draw:text-style-name="P11" draw:layer="layout" svg:width="2.839cm" svg:height="0.649cm" svg:x="7.5cm" svg:y="9.6cm">
          <draw:text-box>
            <text:p><text:span text:style-name="T9">5</text:span><text:span text:style-name="T10"> <text:s text:c="2"/>&lt;get&gt; <text:s/>ID</text:span></text:p>
          </draw:text-box>
        </draw:frame>
        <draw:frame draw:style-name="gr44" draw:text-style-name="P11" draw:layer="layout" svg:width="4.43cm" svg:height="0.649cm" svg:x="7.5cm" svg:y="10.3cm">
          <draw:text-box>
            <text:p><text:span text:style-name="T9">6</text:span><text:span text:style-name="T10"> PDF 200, 404, 500</text:span></text:p>
          </draw:text-box>
        </draw:frame>
        <draw:frame draw:style-name="gr45" draw:text-style-name="P11" draw:layer="layout" svg:width="5.828cm" svg:height="0.649cm" svg:x="15.2cm" svg:y="7.9cm">
          <draw:text-box>
            <text:p><text:span text:style-name="T9">11</text:span><text:span text:style-name="T10"> <text:s/>PDF <text:s/>200, 201, 404, 500</text:span></text:p>
          </draw:text-box>
        </draw:frame>
        <draw:frame draw:style-name="gr46" draw:text-style-name="P11" draw:layer="layout" svg:width="4.494cm" svg:height="0.649cm" svg:x="16.3cm" svg:y="5.3cm">
          <draw:text-box>
            <text:p><text:span text:style-name="T9">12</text:span><text:span text:style-name="T10"> <text:s/>&lt;put&gt; thumbnail <text:s/></text:span></text:p>
          </draw:text-box>
        </draw:frame>
        <draw:frame draw:style-name="gr47" draw:text-style-name="P11" draw:layer="layout" svg:width="2.873cm" svg:height="0.649cm" svg:x="16.3cm" svg:y="5.993cm">
          <draw:text-box>
            <text:p><text:span text:style-name="T9">13</text:span><text:span text:style-name="T10"> <text:s/>201, 505</text:span></text:p>
          </draw:text-box>
        </draw:frame>
        <draw:frame draw:style-name="gr45" draw:text-style-name="P11" draw:layer="layout" svg:width="5.828cm" svg:height="0.649cm" svg:x="6.7cm" svg:y="5.3cm">
          <draw:text-box>
            <text:p><text:span text:style-name="T9">14</text:span><text:span text:style-name="T10"> </text:span><text:span text:style-name="T11">thumbnail 200, 201, 404, 500</text:span></text:p>
          </draw:text-box>
        </draw:frame>
        <draw:frame draw:style-name="gr48" draw:text-style-name="P9" draw:layer="layout" svg:width="24.094cm" svg:height="0.848cm" svg:x="1.8cm" svg:y="13.6cm">
          <draw:text-box>
            <text:p><text:span text:style-name="T15"><text:a xlink:href="http://thumbnailserver.bvsalud.org/" xlink:type="simple">http://thumbnailserver.bvsalud.org</text:a></text:span><text:span text:style-name="T15">?id=1475&amp;url=</text:span><text:span text:style-name="T16">http://189.28.128.100/dab/docs/publicacoes/geral/pnab.pdf</text:span></text:p>
          </draw:text-box>
        </draw:frame>
        <draw:custom-shape draw:style-name="gr8" draw:text-style-name="P2" draw:layer="layout" svg:width="3.4cm" svg:height="2.4cm" svg:x="21.301cm" svg:y="9.601cm">
          <text:p text:style-name="P2">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3" draw:text-style-name="P10" draw:layer="layout" svg:x1="16cm" svg:y1="10.4cm" svg:x2="22cm" svg:y2="10.4cm">
          <text:p/>
        </draw:line>
        <draw:line draw:style-name="gr13" draw:text-style-name="P10" draw:layer="layout" svg:x1="21.8cm" svg:y1="11.4cm" svg:x2="16cm" svg:y2="11.4cm">
          <text:p/>
        </draw:line>
        <draw:frame draw:style-name="gr49" draw:text-style-name="P11" draw:layer="layout" svg:width="3.6cm" svg:height="0.649cm" svg:x="17cm" svg:y="9.8cm">
          <draw:text-box>
            <text:p><text:span text:style-name="T10"><text:s/></text:span><text:span text:style-name="T9">7</text:span><text:span text:style-name="T10"> &lt;get&gt; <text:s text:c="2"/>url</text:span></text:p>
          </draw:text-box>
        </draw:frame>
        <draw:frame draw:style-name="gr20" draw:text-style-name="P11" draw:layer="layout" svg:width="3.8cm" svg:height="1.047cm" svg:x="17.2cm" svg:y="10.801cm">
          <draw:text-box>
            <text:p><text:span text:style-name="T9">8</text:span><text:span text:style-name="T10"> <text:s/>PDF <text:s/>201, 404</text:span></text:p>
          </draw:text-box>
        </draw:frame>
        <draw:line draw:style-name="gr13" draw:text-style-name="P10" draw:layer="layout" svg:x1="12.4cm" svg:y1="11.4cm" svg:x2="6.237cm" svg:y2="11.4cm">
          <text:p/>
        </draw:line>
        <draw:line draw:style-name="gr13" draw:text-style-name="P10" draw:layer="layout" svg:x1="6.2cm" svg:y1="12cm" svg:x2="12.4cm" svg:y2="12cm">
          <text:p/>
        </draw:line>
        <draw:frame draw:style-name="gr22" draw:text-style-name="P11" draw:layer="layout" svg:width="4.134cm" svg:height="0.649cm" svg:x="7.4cm" svg:y="10.901cm">
          <draw:text-box>
            <text:p><text:span text:style-name="T9"><text:s/></text:span><text:span text:style-name="T9">9</text:span><text:span text:style-name="T10"> <text:s/>&lt;post&gt; ID, PDF</text:span></text:p>
          </draw:text-box>
        </draw:frame>
        <draw:frame draw:style-name="gr47" draw:text-style-name="P11" draw:layer="layout" svg:width="2.873cm" svg:height="0.649cm" svg:x="7.4cm" svg:y="11.601cm">
          <draw:text-box>
            <text:p><text:span text:style-name="T9">10</text:span><text:span text:style-name="T10"> <text:s/>201, 500</text:span></text:p>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2T07:38:08.816368996</meta:creation-date>
    <dc:date>2018-07-18T13:00:59.788714979</dc:date>
    <meta:editing-duration>PT1H51M7S</meta:editing-duration>
    <meta:editing-cycles>44</meta:editing-cycles>
    <meta:generator>LibreOffice/6.0.3.2$Linux_X86_64 LibreOffice_project/00m0$Build-2</meta:generator>
    <meta:document-statistic meta:object-count="144"/>
  </office:meta>
</office:document-meta>
</file>